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626in"/>
    </style:style>
    <style:style style:name="co2" style:family="table-column">
      <style:table-column-properties fo:break-before="auto" style:column-width="1.2602in"/>
    </style:style>
    <style:style style:name="co3" style:family="table-column">
      <style:table-column-properties fo:break-before="auto" style:column-width="1.239in"/>
    </style:style>
    <style:style style:name="co4" style:family="table-column">
      <style:table-column-properties fo:break-before="auto" style:column-width="1.0882in"/>
    </style:style>
    <style:style style:name="co5" style:family="table-column">
      <style:table-column-properties fo:break-before="auto" style:column-width="1.1528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217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oto Sans CJK SC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1">
      <style:text-properties style:font-name="Nimbus Sans"/>
    </style:style>
    <style:style style:name="ce3" style:family="table-cell" style:parent-style-name="Default" style:data-style-name="N81">
      <style:table-cell-properties fo:wrap-option="wrap"/>
      <style:text-properties style:use-window-font-color="true" style:text-outline="false" style:text-line-through-style="none" style:text-line-through-type="none" style:font-name="Nimbus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dwaita Sans" style:font-size-asian="10pt" style:language-asian="zh" style:country-asian="CN" style:font-style-asian="normal" style:font-weight-asian="normal" style:font-name-complex="FreeSerif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Nimbus Roman"/>
    </style:style>
    <style:style style:name="ce5" style:family="table-cell" style:parent-style-name="Default">
      <style:text-properties style:font-name="Nimbus Sans"/>
    </style:style>
    <style:style style:name="ce10" style:family="table-cell" style:parent-style-name="Default">
      <style:text-properties style:font-name="Noto Sans CJK SC" fo:font-weight="bold" style:font-name-asian="Noto Sans CJK SC" style:font-weight-asian="bold" style:font-weight-complex="bold"/>
    </style:style>
    <style:style style:name="ce11" style:family="table-cell" style:parent-style-name="Default" style:data-style-name="N8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6.3425in" svg:y="0.0394in">
            <draw:object draw:notify-on-update-of-ranges="Sheet1.A2:Sheet1.A20 Sheet1.B1:Sheet1.B1 Sheet1.B2:Sheet1.B20 Sheet1.A2:Sheet1.A20 Sheet1.C1:Sheet1.C1 Sheet1.C2:Sheet1.C20 Sheet1.A2:Sheet1.A20 Sheet1.D1:Sheet1.D1 Sheet1.D2:Sheet1.D20 Sheet1.A2:Sheet1.A20 Sheet1.E1:Sheet1.E1 Sheet1.E2:Sheet1.E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1"/>
        <table:table-column table:style-name="co5" table:default-cell-style-name="ce11"/>
        <table:table-row table:style-name="ro1"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O(n)測定値</text:p>
          </table:table-cell>
          <table:table-cell table:style-name="ce1" office:value-type="string" calcext:value-type="string">
            <text:p>O(log n)測定値</text:p>
          </table:table-cell>
          <table:table-cell table:style-name="ce10" office:value-type="string" calcext:value-type="string">
            <text:p>O(n)理論値</text:p>
          </table:table-cell>
          <table:table-cell table:style-name="ce10" office:value-type="string" calcext:value-type="string">
            <text:p>O(log n)理論値</text:p>
          </table:table-cell>
        </table:table-row>
        <table:table-row table:style-name="ro2">
          <table:table-cell office:value-type="float" office:value="1" calcext:value-type="float">
            <text:p>1.00E+00</text:p>
          </table:table-cell>
          <table:table-cell office:value-type="float" office:value="0.000000119" calcext:value-type="float">
            <text:p>1.19E-07</text:p>
          </table:table-cell>
          <table:table-cell office:value-type="float" office:value="0.00000405" calcext:value-type="float">
            <text:p>4.05E-06</text:p>
          </table:table-cell>
          <table:table-cell office:value-type="float" office:value="0.000000012" calcext:value-type="float">
            <text:p>1.20E-08</text:p>
          </table:table-cell>
          <table:table-cell office:value-type="float" office:value="0.0000003" calcext:value-type="float">
            <text:p>3.00E-07</text:p>
          </table:table-cell>
        </table:table-row>
        <table:table-row table:style-name="ro2">
          <table:table-cell table:style-name="ce3" office:value-type="float" office:value="10" calcext:value-type="float">
            <text:p>1.00E+01</text:p>
          </table:table-cell>
          <table:table-cell office:value-type="float" office:value="0.000000229" calcext:value-type="float">
            <text:p>2.29E-07</text:p>
          </table:table-cell>
          <table:table-cell office:value-type="float" office:value="0.00000426" calcext:value-type="float">
            <text:p>4.26E-06</text:p>
          </table:table-cell>
          <table:table-cell office:value-type="float" office:value="0.00000012" calcext:value-type="float">
            <text:p>1.20E-07</text:p>
          </table:table-cell>
          <table:table-cell office:value-type="float" office:value="0.0000009" calcext:value-type="float">
            <text:p>9.00E-07</text:p>
          </table:table-cell>
        </table:table-row>
        <table:table-row table:style-name="ro2">
          <table:table-cell table:style-name="ce3" office:value-type="float" office:value="100" calcext:value-type="float">
            <text:p>1.00E+02</text:p>
          </table:table-cell>
          <table:table-cell office:value-type="float" office:value="0.0000013" calcext:value-type="float">
            <text:p>1.30E-06</text:p>
          </table:table-cell>
          <table:table-cell office:value-type="float" office:value="0.0000054" calcext:value-type="float">
            <text:p>5.40E-06</text:p>
          </table:table-cell>
          <table:table-cell office:value-type="float" office:value="0.0000012" calcext:value-type="float">
            <text:p>1.20E-06</text:p>
          </table:table-cell>
          <table:table-cell office:value-type="float" office:value="0.000002" calcext:value-type="float">
            <text:p>2.00E-06</text:p>
          </table:table-cell>
        </table:table-row>
        <table:table-row table:style-name="ro2">
          <table:table-cell table:style-name="ce3" office:value-type="float" office:value="1000" calcext:value-type="float">
            <text:p>1.00E+03</text:p>
          </table:table-cell>
          <table:table-cell office:value-type="float" office:value="0.0000134" calcext:value-type="float">
            <text:p>1.34E-05</text:p>
          </table:table-cell>
          <table:table-cell office:value-type="float" office:value="0.00000557" calcext:value-type="float">
            <text:p>5.57E-06</text:p>
          </table:table-cell>
          <table:table-cell office:value-type="float" office:value="0.000012" calcext:value-type="float">
            <text:p>1.20E-05</text:p>
          </table:table-cell>
          <table:table-cell office:value-type="float" office:value="0.000003" calcext:value-type="float">
            <text:p>3.00E-06</text:p>
          </table:table-cell>
        </table:table-row>
        <table:table-row table:style-name="ro2">
          <table:table-cell table:style-name="ce3" office:value-type="float" office:value="10000" calcext:value-type="float">
            <text:p>1.00E+04</text:p>
          </table:table-cell>
          <table:table-cell office:value-type="float" office:value="0.000144" calcext:value-type="float">
            <text:p>1.44E-04</text:p>
          </table:table-cell>
          <table:table-cell office:value-type="float" office:value="0.00000506" calcext:value-type="float">
            <text:p>5.06E-06</text:p>
          </table:table-cell>
          <table:table-cell office:value-type="float" office:value="0.00012" calcext:value-type="float">
            <text:p>1.20E-04</text:p>
          </table:table-cell>
          <table:table-cell office:value-type="float" office:value="0.000004" calcext:value-type="float">
            <text:p>4.00E-06</text:p>
          </table:table-cell>
        </table:table-row>
        <table:table-row table:style-name="ro2">
          <table:table-cell table:style-name="ce3" office:value-type="float" office:value="100000" calcext:value-type="float">
            <text:p>1.00E+05</text:p>
          </table:table-cell>
          <table:table-cell office:value-type="float" office:value="0.0012" calcext:value-type="float">
            <text:p>1.20E-03</text:p>
          </table:table-cell>
          <table:table-cell office:value-type="float" office:value="0.00000483" calcext:value-type="float">
            <text:p>4.83E-06</text:p>
          </table:table-cell>
          <table:table-cell office:value-type="float" office:value="0.0012" calcext:value-type="float">
            <text:p>1.20E-03</text:p>
          </table:table-cell>
          <table:table-cell office:value-type="float" office:value="0.000005" calcext:value-type="float">
            <text:p>5.00E-06</text:p>
          </table:table-cell>
        </table:table-row>
        <table:table-row table:style-name="ro2">
          <table:table-cell table:style-name="ce3" office:value-type="float" office:value="1000000" calcext:value-type="float">
            <text:p>1.00E+06</text:p>
          </table:table-cell>
          <table:table-cell office:value-type="float" office:value="0.00772" calcext:value-type="float">
            <text:p>7.72E-03</text:p>
          </table:table-cell>
          <table:table-cell office:value-type="float" office:value="0.00000562" calcext:value-type="float">
            <text:p>5.62E-06</text:p>
          </table:table-cell>
          <table:table-cell office:value-type="float" office:value="0.012" calcext:value-type="float">
            <text:p>1.20E-02</text:p>
          </table:table-cell>
          <table:table-cell office:value-type="float" office:value="0.000006" calcext:value-type="float">
            <text:p>6.00E-06</text:p>
          </table:table-cell>
        </table:table-row>
        <table:table-row table:style-name="ro2">
          <table:table-cell table:style-name="ce3" office:value-type="float" office:value="10000000" calcext:value-type="float">
            <text:p>1.00E+07</text:p>
          </table:table-cell>
          <table:table-cell office:value-type="float" office:value="0.0351" calcext:value-type="float">
            <text:p>3.51E-02</text:p>
          </table:table-cell>
          <table:table-cell office:value-type="float" office:value="0.00000578" calcext:value-type="float">
            <text:p>5.78E-06</text:p>
          </table:table-cell>
          <table:table-cell office:value-type="float" office:value="0.12" calcext:value-type="float">
            <text:p>1.20E-01</text:p>
          </table:table-cell>
          <table:table-cell office:value-type="float" office:value="0.000007" calcext:value-type="float">
            <text:p>7.00E-06</text:p>
          </table:table-cell>
        </table:table-row>
        <table:table-row table:style-name="ro2">
          <table:table-cell table:style-name="ce3" office:value-type="float" office:value="100000000" calcext:value-type="float">
            <text:p>1.00E+08</text:p>
          </table:table-cell>
          <table:table-cell office:value-type="float" office:value="0.318" calcext:value-type="float">
            <text:p>3.18E-01</text:p>
          </table:table-cell>
          <table:table-cell office:value-type="float" office:value="0.0000072" calcext:value-type="float">
            <text:p>7.20E-06</text:p>
          </table:table-cell>
          <table:table-cell office:value-type="float" office:value="1.2" calcext:value-type="float">
            <text:p>1.20E+00</text:p>
          </table:table-cell>
          <table:table-cell office:value-type="float" office:value="0.000008" calcext:value-type="float">
            <text:p>8.00E-06</text:p>
          </table:table-cell>
        </table:table-row>
        <table:table-row table:style-name="ro2">
          <table:table-cell table:style-name="ce3" office:value-type="float" office:value="1000000000" calcext:value-type="float">
            <text:p>1.00E+09</text:p>
          </table:table-cell>
          <table:table-cell office:value-type="float" office:value="3.14" calcext:value-type="float">
            <text:p>3.14E+00</text:p>
          </table:table-cell>
          <table:table-cell office:value-type="float" office:value="0.00000661" calcext:value-type="float">
            <text:p>6.61E-06</text:p>
          </table:table-cell>
          <table:table-cell office:value-type="float" office:value="12" calcext:value-type="float">
            <text:p>1.20E+01</text:p>
          </table:table-cell>
          <table:table-cell office:value-type="float" office:value="0.000009" calcext:value-type="float">
            <text:p>9.00E-06</text:p>
          </table:table-cell>
        </table:table-row>
        <table:table-row table:style-name="ro2">
          <table:table-cell office:value-type="float" office:value="10000000000" calcext:value-type="float">
            <text:p>1.00E+10</text:p>
          </table:table-cell>
          <table:table-cell table:style-name="Default"/>
          <table:table-cell office:value-type="float" office:value="0.0000068" calcext:value-type="float">
            <text:p>6.80E-06</text:p>
          </table:table-cell>
          <table:table-cell/>
          <table:table-cell office:value-type="float" office:value="0.00001" calcext:value-type="float">
            <text:p>1.00E-05</text:p>
          </table:table-cell>
        </table:table-row>
        <table:table-row table:style-name="ro2">
          <table:table-cell office:value-type="float" office:value="100000000000" calcext:value-type="float">
            <text:p>1.00E+11</text:p>
          </table:table-cell>
          <table:table-cell table:style-name="ce5"/>
          <table:table-cell office:value-type="float" office:value="0.00000702" calcext:value-type="float">
            <text:p>7.02E-06</text:p>
          </table:table-cell>
          <table:table-cell table:style-name="Default"/>
          <table:table-cell office:value-type="float" office:value="0.000011" calcext:value-type="float">
            <text:p>1.10E-05</text:p>
          </table:table-cell>
        </table:table-row>
        <table:table-row table:style-name="ro2">
          <table:table-cell office:value-type="float" office:value="1000000000000" calcext:value-type="float">
            <text:p>1.00E+12</text:p>
          </table:table-cell>
          <table:table-cell table:style-name="ce5"/>
          <table:table-cell office:value-type="float" office:value="0.00000705" calcext:value-type="float">
            <text:p>7.05E-06</text:p>
          </table:table-cell>
          <table:table-cell table:style-name="Default"/>
          <table:table-cell office:value-type="float" office:value="0.000012" calcext:value-type="float">
            <text:p>1.20E-05</text:p>
          </table:table-cell>
        </table:table-row>
        <table:table-row table:style-name="ro2">
          <table:table-cell office:value-type="float" office:value="10000000000000" calcext:value-type="float">
            <text:p>1.00E+13</text:p>
          </table:table-cell>
          <table:table-cell table:style-name="ce5"/>
          <table:table-cell office:value-type="float" office:value="0.00000805" calcext:value-type="float">
            <text:p>8.05E-06</text:p>
          </table:table-cell>
          <table:table-cell table:style-name="Default"/>
          <table:table-cell office:value-type="float" office:value="0.000013" calcext:value-type="float">
            <text:p>1.30E-05</text:p>
          </table:table-cell>
        </table:table-row>
        <table:table-row table:style-name="ro2">
          <table:table-cell office:value-type="float" office:value="100000000000000" calcext:value-type="float">
            <text:p>1.00E+14</text:p>
          </table:table-cell>
          <table:table-cell table:style-name="ce5"/>
          <table:table-cell office:value-type="float" office:value="0.00000837" calcext:value-type="float">
            <text:p>8.37E-06</text:p>
          </table:table-cell>
          <table:table-cell table:style-name="Default"/>
          <table:table-cell office:value-type="float" office:value="0.000014" calcext:value-type="float">
            <text:p>1.40E-05</text:p>
          </table:table-cell>
        </table:table-row>
        <table:table-row table:style-name="ro2">
          <table:table-cell office:value-type="float" office:value="1000000000000000" calcext:value-type="float">
            <text:p>1.00E+15</text:p>
          </table:table-cell>
          <table:table-cell table:style-name="ce5"/>
          <table:table-cell office:value-type="float" office:value="0.00000903" calcext:value-type="float">
            <text:p>9.03E-06</text:p>
          </table:table-cell>
          <table:table-cell table:style-name="Default"/>
          <table:table-cell office:value-type="float" office:value="0.000015" calcext:value-type="float">
            <text:p>1.50E-05</text:p>
          </table:table-cell>
        </table:table-row>
        <table:table-row table:style-name="ro2">
          <table:table-cell office:value-type="float" office:value="1E+016" calcext:value-type="float">
            <text:p>1.00E+16</text:p>
          </table:table-cell>
          <table:table-cell table:style-name="ce5"/>
          <table:table-cell office:value-type="float" office:value="0.00000845" calcext:value-type="float">
            <text:p>8.45E-06</text:p>
          </table:table-cell>
          <table:table-cell table:style-name="Default"/>
          <table:table-cell office:value-type="float" office:value="0.000016" calcext:value-type="float">
            <text:p>1.60E-05</text:p>
          </table:table-cell>
        </table:table-row>
        <table:table-row table:style-name="ro2">
          <table:table-cell office:value-type="float" office:value="1E+017" calcext:value-type="float">
            <text:p>1.00E+17</text:p>
          </table:table-cell>
          <table:table-cell table:style-name="ce5"/>
          <table:table-cell office:value-type="float" office:value="0.000008" calcext:value-type="float">
            <text:p>8.00E-06</text:p>
          </table:table-cell>
          <table:table-cell table:style-name="Default"/>
          <table:table-cell office:value-type="float" office:value="0.000017" calcext:value-type="float">
            <text:p>1.70E-05</text:p>
          </table:table-cell>
        </table:table-row>
        <table:table-row table:style-name="ro2">
          <table:table-cell office:value-type="float" office:value="1E+018" calcext:value-type="float">
            <text:p>1.00E+18</text:p>
          </table:table-cell>
          <table:table-cell table:style-name="ce5"/>
          <table:table-cell office:value-type="float" office:value="0.00000885" calcext:value-type="float">
            <text:p>8.85E-06</text:p>
          </table:table-cell>
          <table:table-cell table:style-name="Default"/>
          <table:table-cell office:value-type="float" office:value="0.000018" calcext:value-type="float">
            <text:p>1.80E-05</text:p>
          </table:table-cell>
        </table:table-row>
        <table:table-row table:style-name="ro2">
          <table:table-cell table:style-name="ce4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family-generic="system" style:font-pitch="variable"/>
    <style:font-face style:name="FreeSans" svg:font-family="FreeSans" style:font-family-generic="system" style:font-pitch="variable"/>
    <style:font-face style:name="FreeSerif" svg:font-family="FreeSerif" style:font-family-generic="system" style:font-pitch="variable"/>
    <style:font-face style:name="Nimbus Roman" svg:font-family="'Nimbus Roman'" style:font-pitch="variable"/>
    <style:font-face style:name="Nimbus Sans" svg:font-family="'Nimbus Sans'" style:font-family-generic="swiss" style:font-pitch="variable"/>
    <style:font-face style:name="Noto Sans CJK SC" svg:font-family="'Noto Sans CJK SC'" style:font-family-generic="swiss" style:font-pitch="variable"/>
    <style:font-face style:name="Noto Sans CJK SC1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Nimbus Roman'" style:font-family-generic="roman" style:font-pitch="variable" fo:font-size="12pt" fo:language="en" fo:country="US" style:letter-kerning="true" style:font-name-asian="Adwaita Sans" style:font-size-asian="12pt" style:language-asian="zh" style:country-asian="CN" style:font-family-complex="'Nimbus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Nimbus Sans" fo:font-family="'Nimbus Sans'" style:font-family-generic="swiss" style:font-pitch="variable" fo:font-size="10pt" style:font-name-asian="Noto Sans CJK SC1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15">00/00/0000</text:date>, <text:time style:data-style-name="N2" text:time-value="20:11:35.35020362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3T16:00:29.403912849</meta:creation-date>
    <dc:date>2025-12-15T19:53:13.632374638</dc:date>
    <meta:editing-duration>PT3H16M39S</meta:editing-duration>
    <meta:editing-cycles>17</meta:editing-cycles>
    <meta:generator>LibreOffice/25.8.3.2$Linux_X86_64 LibreOffice_project/580$Build-2</meta:generator>
    <meta:document-statistic meta:table-count="1" meta:cell-count="82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81">
      <style:chart-properties chart:display-label="true" chart:logarithmic="true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81">
      <style:chart-properties chart:display-label="true" chart:logarithmic="tru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81">
      <style:chart-properties chart:symbol-type="named-symbol" chart:symbol-name="square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81">
      <style:chart-properties chart:symbol-type="named-symbol" chart:symbol-name="diamond" chart:symbol-width="0.25cm" chart:symbol-height="0.25cm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81">
      <style:chart-properties chart:symbol-type="none" chart:link-data-style-to-source="true"/>
      <style:graphic-properties draw:stroke="dash" draw:stroke-dash="Dash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chart-properties chart:solid-type="cuboid"/>
    </style:style>
    <style:style style:name="ch11" style:family="chart" style:data-style-name="N81">
      <style:chart-properties chart:symbol-type="none" chart:link-data-style-to-source="true"/>
      <style:graphic-properties draw:stroke="dash" draw:stroke-dash="Dot" svg:stroke-width="0.08cm" svg:stroke-color="#000000" draw:fill-color="#00000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1.514cm" svg:y="3.242cm" style:legend-expansion="high" chart:style-name="ch2"/>
        <chart:plot-area chart:style-name="ch3" svg:x="0.32cm" svg:y="0.18cm" svg:width="10.874cm" svg:height="8.64cm">
          <chart:coordinate-region svg:x="2.053cm" svg:y="0.353cm" svg:width="9.019cm" svg:height="6.92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20" chart:label-cell-address="Sheet1.B1:Sheet1.B1" chart:class="chart:scatter">
            <chart:domain table:cell-range-address="Sheet1.A2:Sheet1.A20"/>
            <chart:data-point chart:repeated="19"/>
          </chart:series>
          <chart:series chart:style-name="ch8" chart:values-cell-range-address="Sheet1.C2:Sheet1.C20" chart:label-cell-address="Sheet1.C1:Sheet1.C1" chart:class="chart:scatter">
            <chart:data-point chart:repeated="19"/>
          </chart:series>
          <chart:series chart:style-name="ch9" chart:values-cell-range-address="Sheet1.D2:Sheet1.D20" chart:label-cell-address="Sheet1.D1:Sheet1.D1" chart:class="chart:scatter">
            <chart:data-point/>
            <chart:data-point chart:style-name="ch10"/>
            <chart:data-point chart:repeated="17"/>
          </chart:series>
          <chart:series chart:style-name="ch11" chart:values-cell-range-address="Sheet1.E2:Sheet1.E20" chart:label-cell-address="Sheet1.E1:Sheet1.E1" chart:class="chart:scatter">
            <chart:data-point chart:repeated="1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O(n)測定値</text:p>
                <draw:g>
                  <svg:desc>Sheet1.B1:Sheet1.B1</svg:desc>
                </draw:g>
              </table:table-cell>
              <table:table-cell office:value-type="string">
                <text:p>O(log n)測定値</text:p>
                <draw:g>
                  <svg:desc>Sheet1.C1:Sheet1.C1</svg:desc>
                </draw:g>
              </table:table-cell>
              <table:table-cell office:value-type="string">
                <text:p>O(n)理論値</text:p>
                <draw:g>
                  <svg:desc>Sheet1.D1:Sheet1.D1</svg:desc>
                </draw:g>
              </table:table-cell>
              <table:table-cell office:value-type="string">
                <text:p>O(log n)理論値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2:Sheet1.A20</svg:desc>
                </draw:g>
              </table:table-cell>
              <table:table-cell office:value-type="float" office:value="0.000000119">
                <text:p>0.000000119</text:p>
                <draw:g>
                  <svg:desc>Sheet1.B2:Sheet1.B20</svg:desc>
                </draw:g>
              </table:table-cell>
              <table:table-cell office:value-type="float" office:value="0.00000405">
                <text:p>0.00000405</text:p>
                <draw:g>
                  <svg:desc>Sheet1.C2:Sheet1.C20</svg:desc>
                </draw:g>
              </table:table-cell>
              <table:table-cell office:value-type="float" office:value="0.000000012">
                <text:p>0.000000012</text:p>
                <draw:g>
                  <svg:desc>Sheet1.D2:Sheet1.D20</svg:desc>
                </draw:g>
              </table:table-cell>
              <table:table-cell office:value-type="float" office:value="0.0000003">
                <text:p>0.0000003</text:p>
                <draw:g>
                  <svg:desc>Sheet1.E2:Sheet1.E2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0.000000229">
                <text:p>0.000000229</text:p>
              </table:table-cell>
              <table:table-cell office:value-type="float" office:value="0.00000426">
                <text:p>0.00000426</text:p>
              </table:table-cell>
              <table:table-cell office:value-type="float" office:value="0.00000012">
                <text:p>0.00000012</text:p>
              </table:table-cell>
              <table:table-cell office:value-type="float" office:value="0.0000009">
                <text:p>0.00000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0000013">
                <text:p>0.0000013</text:p>
              </table:table-cell>
              <table:table-cell office:value-type="float" office:value="0.0000054">
                <text:p>0.0000054</text:p>
              </table:table-cell>
              <table:table-cell office:value-type="float" office:value="0.0000012">
                <text:p>0.0000012</text:p>
              </table:table-cell>
              <table:table-cell office:value-type="float" office:value="0.000002">
                <text:p>0.0000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0">
                <text:p>1000</text:p>
              </table:table-cell>
              <table:table-cell office:value-type="float" office:value="0.0000134">
                <text:p>0.0000134</text:p>
              </table:table-cell>
              <table:table-cell office:value-type="float" office:value="0.00000557">
                <text:p>0.00000557</text:p>
              </table:table-cell>
              <table:table-cell office:value-type="float" office:value="0.000012">
                <text:p>0.000012</text:p>
              </table:table-cell>
              <table:table-cell office:value-type="float" office:value="0.000003">
                <text:p>0.0000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00">
                <text:p>10000</text:p>
              </table:table-cell>
              <table:table-cell office:value-type="float" office:value="0.000144">
                <text:p>0.000144</text:p>
              </table:table-cell>
              <table:table-cell office:value-type="float" office:value="0.00000506">
                <text:p>0.00000506</text:p>
              </table:table-cell>
              <table:table-cell office:value-type="float" office:value="0.00012">
                <text:p>0.00012</text:p>
              </table:table-cell>
              <table:table-cell office:value-type="float" office:value="0.000004">
                <text:p>0.0000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00000">
                <text:p>100000</text:p>
              </table:table-cell>
              <table:table-cell office:value-type="float" office:value="0.0012">
                <text:p>0.0012</text:p>
              </table:table-cell>
              <table:table-cell office:value-type="float" office:value="0.00000483">
                <text:p>0.00000483</text:p>
              </table:table-cell>
              <table:table-cell office:value-type="float" office:value="0.0012">
                <text:p>0.0012</text:p>
              </table:table-cell>
              <table:table-cell office:value-type="float" office:value="0.000005">
                <text:p>0.0000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00000">
                <text:p>1000000</text:p>
              </table:table-cell>
              <table:table-cell office:value-type="float" office:value="0.00772">
                <text:p>0.00772</text:p>
              </table:table-cell>
              <table:table-cell office:value-type="float" office:value="0.00000562">
                <text:p>0.00000562</text:p>
              </table:table-cell>
              <table:table-cell office:value-type="float" office:value="0.012">
                <text:p>0.012</text:p>
              </table:table-cell>
              <table:table-cell office:value-type="float" office:value="0.000006">
                <text:p>0.0000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000000">
                <text:p>10000000</text:p>
              </table:table-cell>
              <table:table-cell office:value-type="float" office:value="0.0351">
                <text:p>0.0351</text:p>
              </table:table-cell>
              <table:table-cell office:value-type="float" office:value="0.00000578">
                <text:p>0.00000578</text:p>
              </table:table-cell>
              <table:table-cell office:value-type="float" office:value="0.12">
                <text:p>0.12</text:p>
              </table:table-cell>
              <table:table-cell office:value-type="float" office:value="0.000007">
                <text:p>0.0000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00000">
                <text:p>100000000</text:p>
              </table:table-cell>
              <table:table-cell office:value-type="float" office:value="0.318">
                <text:p>0.318</text:p>
              </table:table-cell>
              <table:table-cell office:value-type="float" office:value="0.0000072">
                <text:p>0.0000072</text:p>
              </table:table-cell>
              <table:table-cell office:value-type="float" office:value="1.2">
                <text:p>1.2</text:p>
              </table:table-cell>
              <table:table-cell office:value-type="float" office:value="0.000008">
                <text:p>0.0000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000">
                <text:p>1000000000</text:p>
              </table:table-cell>
              <table:table-cell office:value-type="float" office:value="3.14">
                <text:p>3.14</text:p>
              </table:table-cell>
              <table:table-cell office:value-type="float" office:value="0.00000661">
                <text:p>0.00000661</text:p>
              </table:table-cell>
              <table:table-cell office:value-type="float" office:value="12">
                <text:p>12</text:p>
              </table:table-cell>
              <table:table-cell office:value-type="float" office:value="0.000009">
                <text:p>0.0000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000000">
                <text:p>10000000000</text:p>
              </table:table-cell>
              <table:table-cell office:value-type="float" office:value="NaN">
                <text:p>NaN</text:p>
              </table:table-cell>
              <table:table-cell office:value-type="float" office:value="0.0000068">
                <text:p>0.0000068</text:p>
              </table:table-cell>
              <table:table-cell office:value-type="float" office:value="NaN">
                <text:p>NaN</text:p>
              </table:table-cell>
              <table:table-cell office:value-type="float" office:value="0.00001">
                <text:p>0.000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0000000000">
                <text:p>100000000000</text:p>
              </table:table-cell>
              <table:table-cell office:value-type="float" office:value="NaN">
                <text:p>NaN</text:p>
              </table:table-cell>
              <table:table-cell office:value-type="float" office:value="0.00000702">
                <text:p>0.00000702</text:p>
              </table:table-cell>
              <table:table-cell office:value-type="float" office:value="NaN">
                <text:p>NaN</text:p>
              </table:table-cell>
              <table:table-cell office:value-type="float" office:value="0.000011">
                <text:p>0.0000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00000000000">
                <text:p>1000000000000</text:p>
              </table:table-cell>
              <table:table-cell office:value-type="float" office:value="NaN">
                <text:p>NaN</text:p>
              </table:table-cell>
              <table:table-cell office:value-type="float" office:value="0.00000705">
                <text:p>0.00000705</text:p>
              </table:table-cell>
              <table:table-cell office:value-type="float" office:value="NaN">
                <text:p>NaN</text:p>
              </table:table-cell>
              <table:table-cell office:value-type="float" office:value="0.000012">
                <text:p>0.0000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0000000000000">
                <text:p>10000000000000</text:p>
              </table:table-cell>
              <table:table-cell office:value-type="float" office:value="NaN">
                <text:p>NaN</text:p>
              </table:table-cell>
              <table:table-cell office:value-type="float" office:value="0.00000805">
                <text:p>0.00000805</text:p>
              </table:table-cell>
              <table:table-cell office:value-type="float" office:value="NaN">
                <text:p>NaN</text:p>
              </table:table-cell>
              <table:table-cell office:value-type="float" office:value="0.000013">
                <text:p>0.0000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000000000000">
                <text:p>100000000000000</text:p>
              </table:table-cell>
              <table:table-cell office:value-type="float" office:value="NaN">
                <text:p>NaN</text:p>
              </table:table-cell>
              <table:table-cell office:value-type="float" office:value="0.00000837">
                <text:p>0.00000837</text:p>
              </table:table-cell>
              <table:table-cell office:value-type="float" office:value="NaN">
                <text:p>NaN</text:p>
              </table:table-cell>
              <table:table-cell office:value-type="float" office:value="0.000014">
                <text:p>0.0000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000000000000000">
                <text:p>1000000000000000</text:p>
              </table:table-cell>
              <table:table-cell office:value-type="float" office:value="NaN">
                <text:p>NaN</text:p>
              </table:table-cell>
              <table:table-cell office:value-type="float" office:value="0.00000903">
                <text:p>0.00000903</text:p>
              </table:table-cell>
              <table:table-cell office:value-type="float" office:value="NaN">
                <text:p>NaN</text:p>
              </table:table-cell>
              <table:table-cell office:value-type="float" office:value="0.000015">
                <text:p>0.00001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E+016">
                <text:p>1E+016</text:p>
              </table:table-cell>
              <table:table-cell office:value-type="float" office:value="NaN">
                <text:p>NaN</text:p>
              </table:table-cell>
              <table:table-cell office:value-type="float" office:value="0.00000845">
                <text:p>0.00000845</text:p>
              </table:table-cell>
              <table:table-cell office:value-type="float" office:value="NaN">
                <text:p>NaN</text:p>
              </table:table-cell>
              <table:table-cell office:value-type="float" office:value="0.000016">
                <text:p>0.0000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E+017">
                <text:p>1E+017</text:p>
              </table:table-cell>
              <table:table-cell office:value-type="float" office:value="NaN">
                <text:p>NaN</text:p>
              </table:table-cell>
              <table:table-cell office:value-type="float" office:value="0.000008">
                <text:p>0.000008</text:p>
              </table:table-cell>
              <table:table-cell office:value-type="float" office:value="NaN">
                <text:p>NaN</text:p>
              </table:table-cell>
              <table:table-cell office:value-type="float" office:value="0.000017">
                <text:p>0.0000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E+018">
                <text:p>1E+018</text:p>
              </table:table-cell>
              <table:table-cell office:value-type="float" office:value="NaN">
                <text:p>NaN</text:p>
              </table:table-cell>
              <table:table-cell office:value-type="float" office:value="0.00000885">
                <text:p>0.00000885</text:p>
              </table:table-cell>
              <table:table-cell office:value-type="float" office:value="NaN">
                <text:p>NaN</text:p>
              </table:table-cell>
              <table:table-cell office:value-type="float" office:value="0.000018">
                <text:p>0.0000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8.3.2$Linux_X86_64 LibreOffice_project/58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>
    <draw:stroke-dash draw:name="Dash" draw:style="rect" draw:dots1="1" draw:dots1-length="300%" draw:distance="100%"/>
    <draw:stroke-dash draw:name="Dot" draw:style="rect" draw:dots1="1" draw:dots1-length="100%" draw:distance="100%"/>
  </office:styles>
</office:document-styles>
</file>